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119400000576DA8B4D44.jpg" manifest:media-type="image/jpeg"/>
  <manifest:file-entry manifest:full-path="Pictures/10000000000000C8000000C829C29D22.jpg" manifest:media-type="image/jpeg"/>
  <manifest:file-entry manifest:full-path="Pictures/1000000000001194000004C73426D04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Khula2" svg:font-family="Khula" style:font-pitch="variable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eab09" officeooo:paragraph-rsid="000f7111"/>
    </style:style>
    <style:style style:name="P2" style:family="paragraph">
      <style:paragraph-properties fo:break-before="column"/>
      <style:text-properties fo:font-weight="bold" style:font-weight-asian="bold" style:font-weight-complex="bold"/>
    </style:style>
    <style:style style:name="P3" style:family="paragraph" style:parent-style-name="Text_20_body" style:list-style-name="L7">
      <style:paragraph-properties fo:margin-left="0in" fo:margin-right="0in" fo:text-indent="0in" style:auto-text-indent="false" fo:background-color="transparent">
        <style:background-image/>
      </style:paragraph-properties>
      <style:text-properties officeooo:paragraph-rsid="00639862" fo:background-color="transparent"/>
    </style:style>
    <style:style style:name="P4" style:family="paragraph" style:list-style-name="L7"/>
    <style:style style:name="P5" style:family="paragraph" style:parent-style-name="Heading_20_1" style:master-page-name="First_20_Page">
      <style:paragraph-properties style:page-number="auto"/>
      <style:text-properties officeooo:rsid="004d3bdf" officeooo:paragraph-rsid="004d3bdf"/>
    </style:style>
    <style:style style:name="P6" style:family="paragraph" style:parent-style-name="Text_20_body_20_indent">
      <style:text-properties officeooo:paragraph-rsid="00639862"/>
    </style:style>
    <style:style style:name="P7" style:family="paragraph" style:parent-style-name="Text_20_body_20_indent">
      <style:paragraph-properties fo:text-align="start" style:justify-single-word="false"/>
      <style:text-properties fo:font-size="12pt" officeooo:rsid="0064c8dc" officeooo:paragraph-rsid="0064c8dc" style:font-size-asian="12pt" style:font-size-complex="12pt"/>
    </style:style>
    <style:style style:name="P8" style:family="paragraph" style:parent-style-name="Text_20_body_20_indent">
      <style:paragraph-properties fo:margin-left="0.4925in" fo:margin-right="0in" fo:margin-top="0in" fo:margin-bottom="0in" style:contextual-spacing="false" fo:text-align="start" style:justify-single-word="false" fo:text-indent="0in" style:auto-text-indent="false"/>
      <style:text-properties officeooo:rsid="0064c8dc" officeooo:paragraph-rsid="0064c8dc"/>
    </style:style>
    <style:style style:name="P9" style:family="paragraph" style:parent-style-name="Text_20_body_20_indent">
      <style:paragraph-properties fo:margin-left="0.4925in" fo:margin-right="0in" fo:margin-top="0in" fo:margin-bottom="0in" style:contextual-spacing="false" fo:text-align="start" style:justify-single-word="false" fo:text-indent="0in" style:auto-text-indent="false"/>
      <style:text-properties fo:font-size="12pt" officeooo:rsid="0064c8dc" officeooo:paragraph-rsid="0064c8dc" style:font-size-asian="12pt" style:font-size-complex="12pt"/>
    </style:style>
    <style:style style:name="P10" style:family="paragraph" style:parent-style-name="Footer">
      <style:paragraph-properties fo:text-align="end" style:justify-single-word="false"/>
      <style:text-properties officeooo:paragraph-rsid="00639862"/>
    </style:style>
    <style:style style:name="P11" style:family="paragraph">
      <style:paragraph-properties fo:line-height="80%" fo:text-align="end"/>
    </style:style>
    <style:style style:name="P12" style:family="paragraph">
      <style:paragraph-properties fo:line-height="80%" fo:text-align="end"/>
      <style:text-properties style:font-name="Khula2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39862" style:font-weight-asian="bold" style:font-weight-complex="bold"/>
    </style:style>
    <style:style style:name="T3" style:family="text">
      <style:text-properties fo:color="#000000" style:text-underline-style="none"/>
    </style:style>
    <style:style style:name="T4" style:family="text">
      <style:text-properties fo:color="#000000" fo:font-size="12pt" style:text-underline-style="none" style:font-size-asian="12pt" style:font-size-complex="12pt"/>
    </style:style>
    <style:style style:name="T5" style:family="text">
      <style:text-properties style:text-underline-style="solid" style:text-underline-width="auto" style:text-underline-color="font-color" officeooo:rsid="00639862" fo:background-color="transparent" loext:char-shading-value="0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officeooo:rsid="00639862"/>
    </style:style>
    <style:style style:name="T8" style:family="text">
      <style:text-properties officeooo:rsid="00639862" fo:background-color="transparent" loext:char-shading-value="0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639862" fo:background-color="transparent" loext:char-shading-value="0"/>
    </style:style>
    <style:style style:name="T11" style:family="text">
      <style:text-properties officeooo:rsid="0064c8dc"/>
    </style:style>
    <style:style style:name="T12" style:family="text">
      <style:text-properties style:font-name="Khula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.2in" fo:margin-right="0.2in" fo:margin-top="0.2in" fo:margin-bottom="0.2in" style:vertical-pos="from-top" style:vertical-rel="paragraph" style:horizontal-pos="from-left" style:horizontal-rel="paragraph" fo:background-color="transparent" style:background-transparency="100%" fo:padding="0.1in" fo:border="0.99pt solid #b84700" style:shadow="#c0c0c0 0.0701in 0.0701in" draw:shadow-opacity="100%">
        <style:background-image/>
        <style:columns fo:column-count="1" fo:column-gap="0in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in" fo:text-indent="-0.25in" fo:margin-left="0.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in" fo:text-indent="-0.25in" fo:margin-left="0.9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in" fo:text-indent="-0.25in" fo:margin-left="1.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in" fo:text-indent="-0.25in" fo:margin-left="1.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in" fo:text-indent="-0.25in" fo:margin-left="0.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5in" fo:text-indent="-0.25in" fo:margin-left="0.9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in" fo:text-indent="-0.25in" fo:margin-left="1.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in" fo:text-indent="-0.25in" fo:margin-left="1.4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314004" draw:fill="none" draw:fill-color="#ffffff" fo:min-height="0.6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Overview</text:h>
      <text:p text:style-name="P6">NorthBridge Technology Alliance works in partnership with social justice leaders. </text:p>
      <text:p text:style-name="P6">One challenge these leaders face is that technology solutions that could advance their program work is financially out of reach. For one thing, good technology solutions take a lot of time and energy to design. Also, IT experts are expensive to employ.</text:p>
      <text:p text:style-name="P6"><text:span text:style-name="T2">Northbridge meets this challenge head on.</text:span><text:span text:style-name="T7"> We</text:span> bring together social justice leaders who are working on similar problems. We help these leaders pool their expertise, <text:span text:style-name="T6">together</text:span> imagining technology solutions that could raise productivity for all of them. Then, using skilled IT volunteers, NorthBridge builds solutions that advance our partners program reach.</text:p>
      <text:p text:style-name="P6"><draw:frame draw:style-name="fr1" draw:name="Frame1" text:anchor-type="paragraph" svg:x="3.4299in" svg:y="0.0598in" svg:width="3.8744in" draw:z-index="2"><draw:text-box fo:min-height="4.0799in"><text:p>The NorthBridge Approach </text:p><text:p text:style-name="Text_20_body">We create innovative computer and software solutions for charitable organizations that address the needs of the disadvantaged.</text:p><text:p text:style-name="Text_20_body">We envision a world where technological innovation creates solutions that address the hardest social problems facing humanity. </text:p><text:p text:style-name="Text_20_body">We improve access to expensive information technology solutions and facilitate development of organizations working with underprivileged populations. </text:p><text:p text:style-name="Text_20_body"><text:span text:style-name="T1">NorthBridge Guiding Principles</text:span> </text:p><text:list xml:id="list9143433853833879653" text:style-name="L7"><text:list-item><text:p>The organizations we serve are the experts about their needs. </text:p></text:list-item><text:list-item><text:p>Technology is a means to, not a measure of, progress. </text:p></text:list-item><text:list-item><text:p>Effective solutions are tangible and sustainable.</text:p></text:list-item></text:list></draw:text-box></draw:frame>Our partners provide the ideas; NorthBridge structures the conversation and builds the solutions. Whole groups of social justice nonprofits benefit from a modest investment of IT resources. By using this economy of scale, NorthBridge is able to provide meaningful custom technology solutions for free to our partners.</text:p>
      <text:h text:style-name="Heading_20_1" text:outline-level="1"><text:span text:style-name="T1">For Example...</text:span></text:h>
      <text:p text:style-name="P6">Imagine that several nonprofit organizations are working independently on urban community development, with each group separately looking for ways to help their constituents organize activities in their neighborhoods. <text:s/>In discovery sessions facilitated by North<text:span text:style-name="T11">b</text:span>ridge through the Build IT Together program, these community leaders would be able to design a technology solution (for instance, a messaging or <text:soft-page-break/>communication solution) that boosts all of their program impacts in their own neighborhoods.</text:p>
      <text:p text:style-name="P6">Shared technology solutions custom designed by social justice leaders to solve social justice problems. This is the outcome of the Build IT Together Program by NorthBridge.</text:p>
      <text:h text:style-name="Heading_20_1" text:outline-level="1"><text:span text:style-name="T1">For More Information: </text:span></text:h>
      <text:p text:style-name="P6">If your non profit organization would like more information about participation in this program, contact NorthBridge Technology Alliance by email or telephone.</text:p>
      <text:p text:style-name="P8"><text:a xlink:type="simple" xlink:href="http://northbridgetech.org/"><text:span text:style-name="T4">http://northbridgetech.org</text:span></text:a></text:p>
      <text:p text:style-name="P8"><text:a xlink:type="simple" xlink:href="mailto:contact@northbridgetech.org"><text:span text:style-name="T4">contact@northbridgetech.org</text:span></text:a></text:p>
      <text:p text:style-name="P9">866.848.9224</text:p>
      <text:p text:style-name="P7">NorthBridge Technology Alliance is a 501(c)(3) nonprof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Khula2" svg:font-family="Khula" style:font-pitch="variable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Khula" fo:font-family="Khula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2in" fo:margin-right="0in" fo:margin-top="0in" fo:margin-bottom="0.05in" style:contextual-spacing="false" fo:line-height="100%" fo:text-indent="0in" style:auto-text-indent="false" style:page-number="auto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5in" fo:margin-bottom="0.05in" style:contextual-spacing="false" fo:text-indent="0in" style:auto-text-indent="false">
        <style:tab-stops/>
      </style:paragraph-properties>
      <style:text-properties style:font-name="Khula1" fo:font-family="Khula" style:font-style-name="Bold" style:font-pitch="variable" fo:font-size="105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.0799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eab09" officeooo:paragraph-rsid="000f7111"/>
    </style:style>
    <style:style style:name="MP2" style:family="paragraph" style:parent-style-name="Footer">
      <style:paragraph-properties fo:text-align="end" style:justify-single-word="false"/>
      <style:text-properties officeooo:paragraph-rsid="00639862"/>
    </style:style>
    <style:style style:name="MP3" style:family="paragraph">
      <style:paragraph-properties fo:line-height="80%" fo:text-align="end"/>
    </style:style>
    <style:style style:name="MP4" style:family="paragraph">
      <style:paragraph-properties fo:line-height="80%" fo:text-align="end"/>
      <style:text-properties style:font-name="Khula2" fo:font-size="14pt" style:font-size-asian="14pt" style:font-size-complex="14pt"/>
    </style:style>
    <style:style style:name="MT1" style:family="text">
      <style:text-properties fo:font-weight="bold" officeooo:rsid="00639862" style:font-weight-asian="bold" style:font-weight-complex="bold"/>
    </style:style>
    <style:style style:name="MT2" style:family="text">
      <style:text-properties officeooo:rsid="00639862"/>
    </style:style>
    <style:style style:name="MT3" style:family="text">
      <style:text-properties style:font-name="Khula2" fo:font-size="16pt" fo:font-weight="bold" style:font-size-asian="16pt" style:font-weight-asian="bold" style:font-size-complex="16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svg:stroke-color="#314004" draw:fill="none" draw:fill-color="#ffffff" fo:min-height="0.6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7in" fo:margin-left="0in" fo:margin-right="0in" fo:margin-bottom="0.2in" style:dynamic-spacing="false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0075in" svg:y="0.0417in" svg:width="2.6409in" svg:height="0.7181in" draw:z-index="5"><draw:image xlink:href="Pictures/1000000000001194000004C73426D040.jpg" xlink:type="simple" xlink:show="embed" xlink:actuate="onLoad"/></draw:frame></text:p>
      </style:header>
      <style:header-first>
        <text:p text:style-name="Header"><draw:frame draw:style-name="Mfr1" draw:name="Image4" text:anchor-type="paragraph" svg:x="-0.0075in" svg:y="0.0417in" svg:width="2.6409in" svg:height="0.7181in" draw:z-index="3"><draw:image xlink:href="Pictures/1000000000001194000004C73426D040.jpg" xlink:type="simple" xlink:show="embed" xlink:actuate="onLoad"/></draw:frame></text:p>
        <text:p text:style-name="Header"/>
        <text:p text:style-name="Header"/>
        <text:p text:style-name="Header"/>
      </style:header-first>
      <style:footer>
        <text:p text:style-name="MP1"><draw:frame draw:style-name="Mfr1" draw:name="Image2" text:anchor-type="paragraph" svg:x="0.0681in" svg:y="-0.0374in" svg:width="0.3075in" svg:height="0.3075in" draw:z-index="6"><draw:image xlink:href="Pictures/10000000000000C8000000C829C29D22.jpg" xlink:type="simple" xlink:show="embed" xlink:actuate="onLoad"/></draw:frame>Global Web Conference Center <text:s text:c="3"/><text:page-number text:select-page="current">3</text:page-number> / <text:page-count>2</text:page-count></text:p>
      </style:footer>
      <style:footer-first>
        <text:p text:style-name="MP2"><draw:frame draw:style-name="Mfr1" draw:name="Image5" text:anchor-type="paragraph" svg:x="0.0681in" svg:y="-0.0374in" svg:width="0.3075in" svg:height="0.3075in" draw:z-index="4"><draw:image xlink:href="Pictures/10000000000000C8000000C829C29D22.jpg" xlink:type="simple" xlink:show="embed" xlink:actuate="onLoad"/></draw:frame><text:span text:style-name="MT1">Build IT Together Program</text:span><text:span text:style-name="MT2"> <text:s/></text:span><text:span text:style-name="MT2"><text:page-number text:select-page="current">2</text:page-number></text:span><text:span text:style-name="MT2"> / </text:span><text:span text:style-name="MT2"><text:page-count>2</text:page-count></text:span></text:p>
      </style:footer-first>
    </style:master-page>
    <style:master-page style:name="First_20_Page" style:display-name="First Page" style:page-layout-name="Mpm2" style:next-style-name="Standard">
      <style:header>
        <text:p text:style-name="Header"/>
      </style:header>
      <style:header-first>
        <text:p text:style-name="Header"><draw:frame draw:style-name="Mfr1" draw:name="Image3" text:anchor-type="paragraph" svg:x="0.1146in" svg:y="0.1398in" svg:width="4.0484in" svg:height="1.2335in" draw:z-index="0"><draw:image xlink:href="Pictures/100000000000119400000576DA8B4D44.jpg" xlink:type="simple" xlink:show="embed" xlink:actuate="onLoad"/></draw:frame><draw:frame text:anchor-type="paragraph" draw:z-index="1" draw:style-name="Mgr1" draw:text-style-name="MP4" svg:width="2.3996in" svg:height="0.9287in" svg:x="4.5437in" svg:y="0.2646in"><draw:text-box><text:p text:style-name="MP3"><text:span text:style-name="MT3"/></text:p><text:p text:style-name="MP3"><text:span text:style-name="MT3">Build IT Together</text:span></text:p><text:p text:style-name="MP3"><text:span text:style-name="MT3">Program</text:span></text:p></draw:text-box></draw:frame></text:p>
      </style:header-first>
    </style:master-page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1:12:17.012741436</meta:creation-date>
    <dc:date>2015-02-27T12:39:57.522651599</dc:date>
    <meta:editing-duration>PT5H21M9S</meta:editing-duration>
    <meta:editing-cycles>94</meta:editing-cycles>
    <meta:generator>LibreOffice/4.2.7.2$Linux_X86_64 LibreOffice_project/420m0$Build-2</meta:generator>
    <meta:document-statistic meta:table-count="0" meta:image-count="5" meta:object-count="0" meta:page-count="2" meta:paragraph-count="24" meta:word-count="383" meta:character-count="2701" meta:non-whitespace-character-count="2332"/>
  </office:meta>
</office:document-meta>
</file>